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7" style:family="graphic" style:parent-style-name="standard">
      <style:graphic-properties draw:fill="solid" draw:fill-color="#ffcc99" draw:fill-gradient-name="Radial_20_red_2f_yellow" draw:opacity="100%" draw:opacity-name="Transparency_20_1" draw:textarea-horizontal-align="center" draw:textarea-vertical-align="middle" draw:shadow-opacity="100%"/>
    </style:style>
    <style:style style:name="gr8" style:family="graphic" style:parent-style-name="standard">
      <style:graphic-properties draw:stroke="none" draw:fill="none" fo:min-height="0.391cm"/>
    </style:style>
    <style:style style:name="gr9" style:family="graphic" style:parent-style-name="standard">
      <style:graphic-properties draw:stroke="none" draw:fill="none" fo:min-height="0cm"/>
    </style:style>
    <style:style style:name="gr10" style:family="graphic" style:parent-style-name="standard">
      <style:graphic-properties draw:stroke="none" draw:fill="none" fo:min-height="1.25cm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standard">
      <style:graphic-properties draw:stroke="none" draw:fill="none" fo:min-height="0.25cm"/>
    </style:style>
    <style:style style:name="pr1" style:family="presentation" style:parent-style-name="標準-notes">
      <style:graphic-properties draw:fill-color="#ffffff" fo:min-height="13.114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ＭＳ Ｐゴシック'" style:font-family-generic-asian="system" style:font-pitch-asian="variable" style:font-size-asian="10pt" style:language-asian="ja" style:country-asian="JP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ＭＳ Ｐゴシック'" style:font-family-generic-asian="system" style:font-pitch-asian="variable" style:font-size-asian="10pt" style:language-asian="ja" style:country-asian="JP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rect draw:style-name="gr1" draw:text-style-name="P1" draw:layer="layout" svg:width="10cm" svg:height="9.5cm" svg:x="3cm" svg:y="6cm">
          <text:p/>
        </draw:rect>
        <draw:frame draw:style-name="gr2" draw:layer="layout" svg:width="2.86cm" svg:height="0.964cm" svg:x="7cm" svg:y="12cm">
          <draw:text-box>
            <text:p>bench.js</text:p>
          </draw:text-box>
        </draw:frame>
        <draw:frame draw:style-name="gr2" draw:layer="layout" svg:width="3.038cm" svg:height="0.964cm" svg:x="5cm" svg:y="10.536cm">
          <draw:text-box>
            <text:p>main_r.js</text:p>
          </draw:text-box>
        </draw:frame>
        <draw:line draw:style-name="gr1" draw:text-style-name="P1" draw:layer="layout" svg:x1="9cm" svg:y1="11cm" svg:x2="17.5cm" svg:y2="11cm">
          <text:p/>
        </draw:line>
        <draw:frame draw:style-name="gr3" draw:layer="layout" svg:width="3.5cm" svg:height="1.675cm" svg:x="3cm" svg:y="6.402cm">
          <draw:text-box>
            <text:p>MAIN</text:p>
            <text:p/>
          </draw:text-box>
        </draw:frame>
        <draw:frame draw:style-name="gr4" draw:layer="layout" svg:width="6cm" svg:height="0.963cm" svg:x="17.5cm" svg:y="9.5cm">
          <draw:text-box>
            <text:p>STATE</text:p>
          </draw:text-box>
        </draw:frame>
        <draw:frame draw:style-name="gr4" draw:layer="layout" svg:width="5.5cm" svg:height="1.675cm" svg:x="17.5cm" svg:y="11.5cm">
          <draw:text-box>
            <text:p>SCENE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rect draw:style-name="gr1" draw:text-style-name="P1" draw:layer="layout" svg:width="11.5cm" svg:height="7.5cm" svg:x="13.5cm" svg:y="1.5cm">
          <text:p/>
        </draw:rect>
        <draw:rect draw:style-name="gr1" draw:text-style-name="P1" draw:layer="layout" svg:width="13cm" svg:height="8cm" svg:x="11cm" svg:y="10.5cm">
          <text:p/>
        </draw:rect>
        <draw:rect draw:style-name="gr1" draw:text-style-name="P1" draw:layer="layout" svg:width="24cm" svg:height="8.5cm" svg:x="2cm" svg:y="1cm">
          <text:p/>
        </draw:rect>
        <draw:rect draw:style-name="gr1" draw:text-style-name="P1" draw:layer="layout" svg:width="24cm" svg:height="9.5cm" svg:x="2cm" svg:y="10cm">
          <text:p/>
        </draw:rect>
        <draw:frame draw:style-name="gr2" draw:layer="layout" svg:width="6.382cm" svg:height="0.964cm" svg:x="11cm" svg:y="10.5cm">
          <draw:text-box>
            <text:p>scene/gameScene.js</text:p>
          </draw:text-box>
        </draw:frame>
        <draw:frame draw:style-name="gr2" draw:layer="layout" svg:width="5.87cm" svg:height="0.964cm" svg:x="12.13cm" svg:y="12cm">
          <draw:text-box>
            <text:p>scene/sceneTitle.js</text:p>
          </draw:text-box>
        </draw:frame>
        <draw:frame draw:style-name="gr2" draw:layer="layout" svg:width="6.386cm" svg:height="0.964cm" svg:x="13cm" svg:y="13.5cm">
          <draw:text-box>
            <text:p>scene/sceneGover.js</text:p>
          </draw:text-box>
        </draw:frame>
        <draw:frame draw:style-name="gr2" draw:layer="layout" svg:width="6.522cm" svg:height="0.964cm" svg:x="14cm" svg:y="15cm">
          <draw:text-box>
            <text:p>scene/sceneConfig.js</text:p>
          </draw:text-box>
        </draw:frame>
        <draw:frame draw:style-name="gr2" draw:layer="layout" svg:width="6.488cm" svg:height="0.964cm" svg:x="15.012cm" svg:y="16.5cm">
          <draw:text-box>
            <text:p>scene/sceneResult.js</text:p>
          </draw:text-box>
        </draw:frame>
        <draw:frame draw:style-name="gr2" draw:layer="layout" svg:width="5.895cm" svg:height="0.964cm" svg:x="14.5cm" svg:y="2cm">
          <draw:text-box>
            <text:p>state/stateConfig.js</text:p>
          </draw:text-box>
        </draw:frame>
        <draw:frame draw:style-name="gr2" draw:layer="layout" svg:width="5.861cm" svg:height="0.964cm" svg:x="15.534cm" svg:y="3.5cm">
          <draw:text-box>
            <text:p>state/stateResult.js</text:p>
          </draw:text-box>
        </draw:frame>
        <draw:frame draw:style-name="gr2" draw:layer="layout" svg:width="6.352cm" svg:height="0.964cm" svg:x="16.895cm" svg:y="5cm">
          <draw:text-box>
            <text:p>state/stateSystem.js </text:p>
          </draw:text-box>
        </draw:frame>
        <draw:frame draw:style-name="gr2" draw:layer="layout" svg:width="5.794cm" svg:height="0.964cm" svg:x="18.706cm" svg:y="6.536cm">
          <draw:text-box>
            <text:p>state/stateGame.js</text:p>
          </draw:text-box>
        </draw:frame>
        <draw:frame draw:style-name="gr2" draw:layer="layout" svg:width="6.632cm" svg:height="0.964cm" svg:x="6.5cm" svg:y="4.036cm">
          <draw:text-box>
            <text:p>control/stateControl.js</text:p>
          </draw:text-box>
        </draw:frame>
        <draw:frame draw:style-name="gr2" draw:layer="layout" svg:width="6.945cm" svg:height="0.964cm" svg:x="4cm" svg:y="13cm">
          <draw:text-box>
            <text:p>control/sceneControl.js</text:p>
          </draw:text-box>
        </draw:frame>
        <draw:frame draw:style-name="gr4" draw:layer="layout" svg:width="8cm" svg:height="0.963cm" svg:x="2cm" svg:y="1cm">
          <draw:text-box>
            <text:p>STATE</text:p>
          </draw:text-box>
        </draw:frame>
        <draw:frame draw:style-name="gr4" draw:layer="layout" svg:width="7cm" svg:height="0.963cm" svg:x="2cm" svg:y="10.5cm">
          <draw:text-box>
            <text:p>SCENE</text:p>
          </draw:text-box>
        </draw:frame>
        <draw:line draw:style-name="gr1" draw:text-style-name="P1" draw:layer="layout" svg:x1="24cm" svg:y1="5.5cm" svg:x2="26.5cm" svg:y2="5.5cm">
          <text:p/>
        </draw:line>
        <draw:frame draw:style-name="gr4" draw:layer="layout" svg:width="3cm" svg:height="0.963cm" svg:x="24.5cm" svg:y="4.5cm">
          <draw:text-box>
            <text:p>DEVICE</text:p>
          </draw:text-box>
        </draw:frame>
        <draw:frame draw:style-name="gr4" draw:layer="layout" svg:width="3.5cm" svg:height="0.963cm" svg:x="0.5cm" svg:y="4.5cm">
          <draw:text-box>
            <text:p>MAIN</text:p>
          </draw:text-box>
        </draw:frame>
        <draw:line draw:style-name="gr1" draw:text-style-name="P1" draw:layer="layout" svg:x1="1.5cm" svg:y1="5.5cm" svg:x2="2.5cm" svg:y2="5.5cm">
          <text:p/>
        </draw:line>
        <draw:line draw:style-name="gr1" draw:text-style-name="P1" draw:layer="layout" svg:x1="1.5cm" svg:y1="5.5cm" svg:x2="2.5cm" svg:y2="13.5cm">
          <text:p/>
        </draw:line>
        <draw:line draw:style-name="gr1" draw:text-style-name="P1" draw:layer="layout" svg:x1="17.5cm" svg:y1="11cm" svg:x2="27cm" svg:y2="11cm">
          <text:p/>
        </draw:line>
        <draw:frame draw:style-name="gr6" draw:layer="layout" svg:width="4.5cm" svg:height="1.675cm" svg:x="24cm" svg:y="9.902cm">
          <draw:text-box>
            <text:p>CONTROL</text:p>
            <text:p/>
          </draw:text-box>
        </draw:frame>
        <draw:ellipse draw:style-name="gr7" draw:text-style-name="P1" draw:layer="layout" svg:width="14.5cm" svg:height="10.5cm" svg:x="10.5cm" svg:y="9cm">
          <text:p/>
        </draw:ellips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rect draw:style-name="gr1" draw:text-style-name="P1" draw:layer="layout" svg:width="6.5cm" svg:height="3cm" svg:x="7.5cm" svg:y="7cm">
          <text:p/>
        </draw:rect>
        <draw:rect draw:style-name="gr1" draw:text-style-name="P1" draw:layer="layout" svg:width="9.5cm" svg:height="10cm" svg:x="16.5cm" svg:y="4.5cm">
          <text:p/>
        </draw:rect>
        <draw:rect draw:style-name="gr1" draw:text-style-name="P1" draw:layer="layout" svg:width="11cm" svg:height="14cm" svg:x="16cm" svg:y="1cm">
          <text:p/>
        </draw:rect>
        <draw:rect draw:style-name="gr1" draw:text-style-name="P1" draw:layer="layout" svg:width="13.5cm" svg:height="8.5cm" svg:x="2cm" svg:y="12cm">
          <text:p/>
        </draw:rect>
        <draw:rect draw:style-name="gr1" draw:text-style-name="P1" draw:layer="layout" svg:width="13.5cm" svg:height="9.5cm" svg:x="1cm" svg:y="1.5cm">
          <text:p/>
        </draw:rect>
        <draw:frame draw:style-name="gr8" draw:text-style-name="P3" draw:layer="layout" svg:width="1.162cm" svg:height="0.641cm" svg:x="17.5cm" svg:y="2.859cm">
          <draw:text-box>
            <text:p text:style-name="P2"><text:span text:style-name="T1">dev/</text:span></text:p>
          </draw:text-box>
        </draw:frame>
        <draw:frame draw:style-name="gr8" draw:text-style-name="P3" draw:layer="layout" svg:width="1.281cm" svg:height="0.641cm" svg:x="6.5cm" svg:y="2.359cm">
          <draw:text-box>
            <text:p text:style-name="P2"><text:span text:style-name="T1">data/</text:span></text:p>
          </draw:text-box>
        </draw:frame>
        <draw:frame draw:style-name="gr8" draw:text-style-name="P3" draw:layer="layout" svg:width="1.285cm" svg:height="0.641cm" svg:x="1.715cm" svg:y="14.359cm">
          <draw:text-box>
            <text:p text:style-name="P2"><text:span text:style-name="T1">proc/</text:span></text:p>
          </draw:text-box>
        </draw:frame>
        <draw:frame draw:style-name="gr2" draw:layer="layout" svg:width="5.006cm" svg:height="0.964cm" svg:x="16.994cm" svg:y="3.5cm">
          <draw:text-box>
            <text:p>deviceControl.js</text:p>
          </draw:text-box>
        </draw:frame>
        <draw:frame draw:style-name="gr9" draw:layer="layout" svg:width="3.038cm" svg:height="0.963cm" svg:x="18.5cm" svg:y="4.537cm">
          <draw:text-box>
            <text:p>screen.js</text:p>
          </draw:text-box>
        </draw:frame>
        <draw:frame draw:style-name="gr2" draw:layer="layout" svg:width="4.549cm" svg:height="0.964cm" svg:x="17cm" svg:y="5.536cm">
          <draw:text-box>
            <text:p>inputControl.js</text:p>
          </draw:text-box>
        </draw:frame>
        <draw:frame draw:style-name="gr2" draw:layer="layout" svg:width="5.209cm" svg:height="0.964cm" svg:x="16.791cm" svg:y="6.536cm">
          <draw:text-box>
            <text:p>inputKeyboard.js</text:p>
          </draw:text-box>
        </draw:frame>
        <draw:frame draw:style-name="gr2" draw:layer="layout" svg:width="4.9cm" svg:height="0.964cm" svg:x="17.5cm" svg:y="7.536cm">
          <draw:text-box>
            <text:p>soundControl.js</text:p>
          </draw:text-box>
        </draw:frame>
        <draw:frame draw:style-name="gr2" draw:layer="layout" svg:width="3.177cm" svg:height="0.964cm" svg:x="18.5cm" svg:y="8.536cm">
          <draw:text-box>
            <text:p>images.js</text:p>
          </draw:text-box>
        </draw:frame>
        <draw:frame draw:style-name="gr10" draw:layer="layout" svg:width="6.056cm" svg:height="1.675cm" svg:x="17.5cm" svg:y="8.902cm">
          <draw:text-box>
            <text:p/>
            <text:p>vartualkeyControl.js</text:p>
          </draw:text-box>
        </draw:frame>
        <draw:frame draw:style-name="gr2" draw:layer="layout" svg:width="4.668cm" svg:height="0.964cm" svg:x="19cm" svg:y="11cm">
          <draw:text-box>
            <text:p>geometoryTr.js</text:p>
          </draw:text-box>
        </draw:frame>
        <draw:frame draw:style-name="gr2" draw:layer="layout" svg:width="3.029cm" svg:height="0.964cm" svg:x="20.471cm" svg:y="12.036cm">
          <draw:text-box>
            <text:p>Layout.js</text:p>
          </draw:text-box>
        </draw:frame>
        <draw:frame draw:style-name="gr11" draw:layer="layout" svg:width="3.038cm" svg:height="1cm" svg:x="11cm" svg:y="4.5cm">
          <draw:text-box>
            <text:p>spdata.js</text:p>
          </draw:text-box>
        </draw:frame>
        <draw:frame draw:style-name="gr2" draw:layer="layout" svg:width="3.745cm" svg:height="0.964cm" svg:x="4.755cm" svg:y="4.036cm">
          <draw:text-box>
            <text:p>character.js</text:p>
          </draw:text-box>
        </draw:frame>
        <draw:frame draw:style-name="gr2" draw:layer="layout" svg:width="3.99cm" svg:height="0.964cm" svg:x="3cm" svg:y="7cm">
          <draw:text-box>
            <text:p>motionPtn.js</text:p>
          </draw:text-box>
        </draw:frame>
        <draw:frame draw:style-name="gr11" draw:layer="layout" svg:width="4.871cm" svg:height="1cm" svg:x="7.5cm" svg:y="7cm">
          <draw:text-box>
            <text:p>stage/Stage1.js</text:p>
          </draw:text-box>
        </draw:frame>
        <draw:frame draw:style-name="gr2" draw:layer="layout" svg:width="5.43cm" svg:height="0.964cm" svg:x="8.5cm" svg:y="8.536cm">
          <draw:text-box>
            <text:p>stage/Dangeon.js</text:p>
          </draw:text-box>
        </draw:frame>
        <draw:frame draw:style-name="gr2" draw:layer="layout" svg:width="5.679cm" svg:height="0.964cm" svg:x="2.321cm" svg:y="15.036cm">
          <draw:text-box>
            <text:p>control/gObjCntl.js</text:p>
          </draw:text-box>
        </draw:frame>
        <draw:frame draw:style-name="gr2" draw:layer="layout" svg:width="5.679cm" svg:height="0.964cm" svg:x="3.821cm" svg:y="16.5cm">
          <draw:text-box>
            <text:p>class/gObjClass.js</text:p>
          </draw:text-box>
        </draw:frame>
        <draw:frame draw:style-name="gr11" draw:layer="layout" svg:width="6.666cm" svg:height="1cm" svg:x="2.5cm" svg:y="19cm">
          <draw:text-box>
            <text:p>control/mapSceCntl.js</text:p>
          </draw:text-box>
        </draw:frame>
        <draw:frame draw:style-name="gr2" draw:layer="layout" svg:width="6.103cm" svg:height="0.964cm" svg:x="6.897cm" svg:y="17.5cm">
          <draw:text-box>
            <text:p>class/ocl_scmove.js</text:p>
          </draw:text-box>
        </draw:frame>
        <draw:frame draw:style-name="gr2" draw:layer="layout" svg:width="4.109cm" svg:height="0.964cm" svg:x="8.391cm" svg:y="15.036cm">
          <draw:text-box>
            <text:p>CL4TreeM.js</text:p>
          </draw:text-box>
        </draw:frame>
        <draw:frame draw:style-name="gr4" draw:layer="layout" svg:width="6.5cm" svg:height="0.963cm" svg:x="16cm" svg:y="1cm">
          <draw:text-box>
            <text:p>DEVICE</text:p>
          </draw:text-box>
        </draw:frame>
        <draw:frame draw:style-name="gr4" draw:layer="layout" svg:width="9.5cm" svg:height="1.675cm" svg:x="2cm" svg:y="12cm">
          <draw:text-box>
            <text:p>CONTROL</text:p>
            <text:p/>
          </draw:text-box>
        </draw:frame>
        <draw:frame draw:style-name="gr4" draw:layer="layout" svg:width="6cm" svg:height="0.963cm" svg:x="1cm" svg:y="1.537cm">
          <draw:text-box>
            <text:p>DATA</text:p>
          </draw:text-box>
        </draw:frame>
        <draw:line draw:style-name="gr1" draw:text-style-name="P1" draw:layer="layout" svg:x1="8.5cm" svg:y1="8cm" svg:x2="8.5cm" svg:y2="19cm">
          <text:p/>
        </draw:line>
        <draw:line draw:style-name="gr1" draw:text-style-name="P1" draw:layer="layout" svg:x1="6cm" svg:y1="8cm" svg:x2="6cm" svg:y2="15cm">
          <text:p/>
        </draw:line>
        <draw:line draw:style-name="gr1" draw:text-style-name="P1" draw:layer="layout" svg:x1="7cm" svg:y1="5cm" svg:x2="7cm" svg:y2="15cm">
          <text:p/>
        </draw:line>
        <draw:line draw:style-name="gr1" draw:text-style-name="P1" draw:layer="layout" svg:x1="6.5cm" svg:y1="16cm" svg:x2="21.5cm" svg:y2="17.5cm">
          <text:p/>
        </draw:line>
        <draw:frame draw:style-name="gr4" draw:layer="layout" svg:width="4cm" svg:height="1.675cm" svg:x="21.5cm" svg:y="17cm">
          <draw:text-box>
            <text:p>SCENARIO</text:p>
            <text:p/>
          </draw:text-box>
        </draw:frame>
        <draw:line draw:style-name="gr1" draw:text-style-name="P1" draw:layer="layout" svg:x1="14cm" svg:y1="5cm" svg:x2="18.5cm" svg:y2="5cm">
          <text:p/>
        </draw:line>
        <draw:line draw:style-name="gr1" draw:text-style-name="P1" draw:layer="layout" svg:x1="3cm" svg:y1="14cm" svg:x2="0.5cm" svg:y2="14cm">
          <text:p/>
        </draw:line>
        <draw:frame draw:style-name="gr4" draw:layer="layout" svg:width="5cm" svg:height="1.675cm" svg:x="0.5cm" svg:y="13cm">
          <draw:text-box>
            <text:p>GameScene</text:p>
            <text:p/>
          </draw:text-box>
        </draw:frame>
        <draw:frame draw:style-name="gr4" draw:layer="layout" svg:width="6.5cm" svg:height="0.963cm" svg:x="11.5cm" svg:y="0cm">
          <draw:text-box>
            <text:p>STATE.system</text:p>
          </draw:text-box>
        </draw:frame>
        <draw:line draw:style-name="gr1" draw:text-style-name="P1" draw:layer="layout" svg:x1="15cm" svg:y1="1cm" svg:x2="16.5cm" svg:y2="2cm">
          <text:p/>
        </draw:line>
        <draw:ellipse draw:style-name="gr7" draw:text-style-name="P1" draw:layer="layout" svg:width="11.5cm" svg:height="2.5cm" svg:x="15.5cm" svg:y="2.5cm">
          <text:p/>
        </draw:ellipse>
        <draw:ellipse draw:style-name="gr7" draw:text-style-name="P1" draw:layer="layout" svg:width="14.5cm" svg:height="10.5cm" svg:x="0.5cm" svg:y="0.5cm">
          <text:p/>
        </draw:ellips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rect draw:style-name="gr1" draw:text-style-name="P1" draw:layer="layout" svg:width="13cm" svg:height="11.5cm" svg:x="9cm" svg:y="7.5cm">
          <text:p/>
        </draw:rect>
        <draw:rect draw:style-name="gr1" draw:text-style-name="P1" draw:layer="layout" svg:width="15cm" svg:height="18.5cm" svg:x="8cm" svg:y="1cm">
          <text:p/>
        </draw:rect>
        <draw:frame draw:style-name="gr12" draw:layer="layout" svg:width="3.529cm" svg:height="0.963cm" svg:x="8.5cm" svg:y="3cm">
          <draw:text-box>
            <text:p>scenario.js</text:p>
          </draw:text-box>
        </draw:frame>
        <draw:frame draw:style-name="gr2" draw:layer="layout" svg:width="5.387cm" svg:height="0.964cm" svg:x="10.001cm" svg:y="8cm">
          <draw:text-box>
            <text:p>scenario/player.js</text:p>
          </draw:text-box>
        </draw:frame>
        <draw:frame draw:style-name="gr2" draw:layer="layout" svg:width="7.284cm" svg:height="0.964cm" svg:x="10.001cm" svg:y="9cm">
          <draw:text-box>
            <text:p>scenario/player_bullet.js</text:p>
          </draw:text-box>
        </draw:frame>
        <draw:frame draw:style-name="gr2" draw:layer="layout" svg:width="5.29cm" svg:height="0.964cm" svg:x="10.001cm" svg:y="10cm">
          <draw:text-box>
            <text:p>scenario/friend.js</text:p>
          </draw:text-box>
        </draw:frame>
        <draw:frame draw:style-name="gr2" draw:layer="layout" svg:width="5.552cm" svg:height="0.964cm" svg:x="10.449cm" svg:y="11.036cm">
          <draw:text-box>
            <text:p>scenario/enemy.js</text:p>
          </draw:text-box>
        </draw:frame>
        <draw:frame draw:style-name="gr2" draw:layer="layout" svg:width="7.462cm" svg:height="0.964cm" svg:x="10.501cm" svg:y="12.036cm">
          <draw:text-box>
            <text:p>scenario/enemy_bullet.js</text:p>
          </draw:text-box>
        </draw:frame>
        <draw:frame draw:style-name="gr2" draw:layer="layout" svg:width="5.044cm" svg:height="0.964cm" svg:x="10.957cm" svg:y="13.036cm">
          <draw:text-box>
            <text:p>scenario/boss.js</text:p>
          </draw:text-box>
        </draw:frame>
        <draw:frame draw:style-name="gr2" draw:layer="layout" svg:width="6.137cm" svg:height="0.964cm" svg:x="11.864cm" svg:y="14cm">
          <draw:text-box>
            <text:p>scenario/common.js</text:p>
          </draw:text-box>
        </draw:frame>
        <draw:frame draw:style-name="gr2" draw:layer="layout" svg:width="4.905cm" svg:height="0.964cm" svg:x="12.501cm" svg:y="15cm">
          <draw:text-box>
            <text:p>scenario/item.js</text:p>
          </draw:text-box>
        </draw:frame>
        <draw:frame draw:style-name="gr2" draw:layer="layout" svg:width="5.248cm" svg:height="0.964cm" svg:x="13.001cm" svg:y="16.036cm">
          <draw:text-box>
            <text:p>scenario/effect.js</text:p>
          </draw:text-box>
        </draw:frame>
        <draw:frame draw:style-name="gr2" draw:layer="layout" svg:width="6.276cm" svg:height="0.964cm" svg:x="13.501cm" svg:y="17.036cm">
          <draw:text-box>
            <text:p>scenario/message.js</text:p>
          </draw:text-box>
        </draw:frame>
        <draw:frame draw:style-name="gr2" draw:layer="layout" svg:width="5.921cm" svg:height="0.964cm" svg:x="14.5cm" svg:y="18.036cm">
          <draw:text-box>
            <text:p>scenario/exevent.js</text:p>
          </draw:text-box>
        </draw:frame>
        <draw:frame draw:style-name="gr4" draw:layer="layout" svg:width="8.5cm" svg:height="0.963cm" svg:x="8cm" svg:y="1cm">
          <draw:text-box>
            <text:p>SCENARIO</text:p>
          </draw:text-box>
        </draw:frame>
        <draw:line draw:style-name="gr1" draw:text-style-name="P1" draw:layer="layout" svg:x1="8.5cm" svg:y1="6cm" svg:x2="2.5cm" svg:y2="6cm">
          <text:p/>
        </draw:line>
        <draw:frame draw:style-name="gr4" draw:layer="layout" svg:width="6cm" svg:height="1.675cm" svg:x="0.5cm" svg:y="5cm">
          <draw:text-box>
            <text:p>CONTROL</text:p>
            <text:p/>
          </draw:text-box>
        </draw:frame>
        <draw:ellipse draw:style-name="gr7" draw:text-style-name="P1" draw:layer="layout" svg:width="24cm" svg:height="19.5cm" svg:x="2.5cm" svg:y="0.5cm">
          <text:p/>
        </draw:ellips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radial" draw:cx="50%" draw:cy="50%" draw:start="100%" draw:end="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cccc" draw:fill-gradient-name="Gradient_20_7" draw:fill-hatch-name="Hatch_20_9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wner </meta:initial-creator>
    <meta:creation-date>2012-04-08T08:09:27.33</meta:creation-date>
    <meta:editing-duration>PT00H23M37S</meta:editing-duration>
    <meta:editing-cycles>3</meta:editing-cycles>
    <dc:date>2012-04-12T23:51:13.81</dc:date>
    <dc:creator>Owner </dc:creator>
    <meta:generator>OpenOffice.org/3.2$Win32 OpenOffice.org_project/320m18$Build-9502</meta:generator>
    <meta:document-statistic meta:object-count="121"/>
  </office:meta>
</office:document-meta>
</file>